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0" style:master-page-name="master_0" style:family="table">
      <style:table-properties table:align="left" style:width="8.26in"/>
    </style:style>
    <style:style style:name="TC0" style:family="table-column">
      <style:table-column-properties style:column-width="0.27in"/>
    </style:style>
    <style:style style:name="TC1" style:family="table-column">
      <style:table-column-properties style:column-width="0.02in"/>
    </style:style>
    <style:style style:name="TC2" style:family="table-column">
      <style:table-column-properties style:column-width="0.2in"/>
    </style:style>
    <style:style style:name="TC3" style:family="table-column">
      <style:table-column-properties style:column-width="1.31in"/>
    </style:style>
    <style:style style:name="TC4" style:family="table-column">
      <style:table-column-properties style:column-width="0.15in"/>
    </style:style>
    <style:style style:name="TC5" style:family="table-column">
      <style:table-column-properties style:column-width="0.83in"/>
    </style:style>
    <style:style style:name="TC6" style:family="table-column">
      <style:table-column-properties style:column-width="0.01in"/>
    </style:style>
    <style:style style:name="TC7" style:family="table-column">
      <style:table-column-properties style:column-width="1.25in"/>
    </style:style>
    <style:style style:name="TC8" style:family="table-column">
      <style:table-column-properties style:column-width="1.04in"/>
    </style:style>
    <style:style style:name="TC9" style:family="table-column">
      <style:table-column-properties style:column-width="0.84in"/>
    </style:style>
    <style:style style:name="TC10" style:family="table-column">
      <style:table-column-properties style:column-width="0.4in"/>
    </style:style>
    <style:style style:name="TC11" style:family="table-column">
      <style:table-column-properties style:column-width="0.22in"/>
    </style:style>
    <style:style style:name="TC12" style:family="table-column">
      <style:table-column-properties style:column-width="0.37in"/>
    </style:style>
    <style:style style:name="TC13" style:family="table-column">
      <style:table-column-properties style:column-width="0.5in"/>
    </style:style>
    <style:style style:name="TC14" style:family="table-column">
      <style:table-column-properties style:column-width="0.23in"/>
    </style:style>
    <style:style style:name="TC15" style:family="table-column">
      <style:table-column-properties style:column-width="0.26in"/>
    </style:style>
    <style:style style:name="TR0" style:family="table-row">
      <style:table-row-properties style:use-optimal-row-height="false" style:row-height="0.26in"/>
    </style:style>
    <style:style style:name="C0" style:family="table-cell">
      <style:table-cell-properties fo:wrap-option="wrap" style:shrink-to-fit="false" fo:background-color="#006699" fo:padding-top="0.0in" fo:padding-left="0.0in" fo:padding-bottom="0.0in" fo:padding-right="0.0in" style:vertical-align="top"/>
      <style:paragraph-properties fo:text-align="start"/>
    </style:style>
    <style:style style:name="C1" style:family="table-cell">
      <style:table-cell-properties fo:wrap-option="wrap" style:shrink-to-fit="false" fo:background-color="#006699" style:vertical-align="top"/>
      <style:paragraph-properties fo:text-align="start"/>
    </style:style>
    <style:style style:name="C2" style:family="table-cell">
      <style:table-cell-properties fo:wrap-option="wrap" style:shrink-to-fit="false" fo:background-color="#006699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fo:color="#FFFFFF" style:font-name="SansSerif" fo:font-size="10.0pt" style:font-size-asian="10.0pt" style:font-size-complex="10.0pt" fo:font-weight="bold">
</style:text-properties>
    </style:style>
    <style:style style:name="TR1" style:family="table-row">
      <style:table-row-properties style:use-optimal-row-height="false" style:row-height="0.01in"/>
    </style:style>
    <style:style style:name="TR2" style:family="table-row">
      <style:table-row-properties style:use-optimal-row-height="false" style:row-height="0.18in"/>
    </style:style>
    <style:style style:name="C3" style:family="table-cell">
      <style:table-cell-properties fo:wrap-option="wrap" style:shrink-to-fit="false" fo:background-color="#006699" fo:padding-top="0.0in" fo:padding-left="0.0in" fo:padding-bottom="0.0in" fo:padding-right="0.0in" style:vertical-align="top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1" style:family="text">
      <style:text-properties fo:color="#FFFFFF" style:font-name="SansSerif" fo:font-size="34.0pt" style:font-size-asian="34.0pt" style:font-size-complex="34.0pt" fo:font-weight="bold">
</style:text-properties>
    </style:style>
    <style:style style:name="TR3" style:family="table-row">
      <style:table-row-properties style:use-optimal-row-height="false" style:row-height="0.36in"/>
    </style:style>
    <style:style style:name="TR4" style:family="table-row">
      <style:table-row-properties style:use-optimal-row-height="false" style:row-height="0.06in"/>
    </style:style>
    <style:style style:name="C4" style:family="table-cell">
      <style:table-cell-properties fo:wrap-option="wrap" style:shrink-to-fit="false" style:vertical-align="top"/>
      <style:paragraph-properties fo:text-align="start"/>
    </style:style>
    <style:style style:name="C5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TR5" style:family="table-row">
      <style:table-row-properties style:use-optimal-row-height="false" style:row-height="0.27in"/>
    </style:style>
    <style:style style:name="C6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T2" style:family="text">
      <style:text-properties style:font-name="SansSerif" fo:font-size="12.0pt" style:font-size-asian="12.0pt" style:font-size-complex="12.0pt" fo:font-weight="bold">
</style:text-properties>
    </style:style>
    <style:style style:name="T3" style:family="text">
      <style:text-properties style:font-name="SansSerif" fo:font-size="10.0pt" style:font-size-asian="10.0pt" style:font-size-complex="10.0pt">
</style:text-properties>
    </style:style>
    <style:style style:name="C7" style:family="table-cell">
      <style:table-cell-properties fo:wrap-option="wrap" style:shrink-to-fit="false" fo:background-color="#FFFFFF" fo:border-top="0.013888888888888888in solid #000000" fo:padding-top="0.0in" fo:padding-left="0.0in" fo:padding-bottom="0.0in" fo:padding-right="0.0in" style:vertical-align="top"/>
      <style:paragraph-properties fo:text-align="start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relatorioMedicamentosPorBovino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5">
</table:table-column>
        <table:table-column table:style-name="TC6">
</table:table-column>
        <table:table-column table:style-name="TC7">
</table:table-column>
        <table:table-column table:style-name="TC0">
</table:table-column>
        <table:table-column table:style-name="TC8">
</table:table-column>
        <table:table-column table:style-name="TC9">
</table:table-column>
        <table:table-column table:style-name="TC10">
</table:table-column>
        <table:table-column table:style-name="TC11">
</table:table-column>
        <table:table-column table:style-name="TC12">
</table:table-column>
        <table:table-column table:style-name="TC13">
</table:table-column>
        <table:table-column table:style-name="TC14">
</table:table-column>
        <table:table-column table:style-name="TC15">
</table:table-column>
        <table:table-row table:style-name="TR0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2" table:number-columns-spanned="2" table:number-rows-spanned="2">
            <text:p text:style-name="P0"><text:bookmark text:name="JR_PAGE_ANCHOR_0_1"/><text:span text:style-name="T0">Data da Emissão: </text:span></text:p>
          </table:table-cell>
          <table:table-cell table:style-name="C2"/>
          <table:table-cell table:style-name="C2" table:number-columns-spanned="5">
            <text:p text:style-name="P0"><text:span text:style-name="T0">29/01/2017</text:span></text:p>
          </table:table-cell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R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2"/>
          <table:table-cell table:style-name="C2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R2">
          <table:table-cell table:style-name="C0"/>
          <table:table-cell table:style-name="C1"/>
          <table:table-cell table:style-name="C1"/>
          <table:table-cell table:style-name="C3" table:number-columns-spanned="13" table:number-rows-spanned="3">
            <text:p text:style-name="P1"><text:span text:style-name="T1">Bovino</text:span></text:p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1"/>
        </table:table-row>
        <table:table-row table:style-name="TR3">
          <table:table-cell table:style-name="C0"/>
          <table:table-cell table:style-name="C1"/>
          <table:table-cell table:style-name="C1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1"/>
        </table:table-row>
        <table:table-row table:style-name="TR4">
          <table:table-cell table:style-name="C0"/>
          <table:table-cell table:style-name="C1"/>
          <table:table-cell table:style-name="C1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1"/>
        </table:table-row>
        <table:table-row table:style-name="TR1"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5" table:number-columns-spanned="3" table:number-rows-spanned="2">
            <text:p text:style-name="P0"><text:span text:style-name="T0">DATA INICIAL</text:span></text:p>
          </table:table-cell>
          <table:table-cell table:style-name="C5"/>
          <table:table-cell table:style-name="C5"/>
          <table:table-cell table:style-name="C5" table:number-columns-spanned="3" table:number-rows-spanned="2">
            <text:p text:style-name="P0"><text:span text:style-name="T0">DATA FINAL</text:span></text:p>
          </table:table-cell>
          <table:table-cell table:style-name="C5"/>
          <table:table-cell table:style-name="C5"/>
        </table:table-row>
        <table:table-row table:style-name="TR0">
          <table:table-cell table:style-name="C4"/>
          <table:table-cell table:style-name="C5" table:number-columns-spanned="4" table:number-rows-spanned="2">
            <text:p text:style-name="P0"><text:span text:style-name="T0">BOVINO</text:span></text:p>
          </table:table-cell>
          <table:table-cell table:style-name="C5"/>
          <table:table-cell table:style-name="C5"/>
          <table:table-cell table:style-name="C5"/>
          <table:table-cell table:style-name="C5" table:number-rows-spanned="2">
            <text:p text:style-name="P0"><text:span text:style-name="T0">CÓDIGO</text:span></text:p>
          </table:table-cell>
          <table:table-cell table:style-name="C5" table:number-columns-spanned="2" table:number-rows-spanned="2">
            <text:p text:style-name="P0"><text:span text:style-name="T0">MEDICAMENTO</text:span></text:p>
          </table:table-cell>
          <table:table-cell table:style-name="C5"/>
          <table:table-cell table:style-name="C4"/>
          <table:table-cell table:style-name="C5" table:number-rows-spanned="2">
            <text:p text:style-name="P0"><text:span text:style-name="T0">TIPO</text:span></text:p>
          </table:table-cell>
          <table:table-cell table:style-name="C5" table:number-rows-spanned="2">
            <text:p text:style-name="P0"><text:span text:style-name="T0">DOSAGEM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</table:table-row>
        <table:table-row table:style-name="TR1">
          <table:table-cell table:style-name="C4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4"/>
          <table:table-cell table:style-name="C5"/>
          <table:table-cell table:style-name="C5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</table:table-row>
        <table:table-row table:style-name="TR5">
          <table:table-cell table:style-name="C4"/>
          <table:table-cell table:style-name="C4"/>
          <table:table-cell table:style-name="C6" table:number-columns-spanned="2">
            <text:p text:style-name="P0"><text:span text:style-name="T2">null</text:span></text:p>
          </table:table-cell>
          <table:table-cell table:style-name="C6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</table:table-row>
        <table:table-row table:style-name="TR5"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6">
            <text:p text:style-name="P0"><text:span text:style-name="T3">null</text:span></text:p>
          </table:table-cell>
          <table:table-cell table:style-name="C4"/>
          <table:table-cell table:style-name="C6" table:number-columns-spanned="2">
            <text:p text:style-name="P0"><text:span text:style-name="T3">null</text:span></text:p>
          </table:table-cell>
          <table:table-cell table:style-name="C6"/>
          <table:table-cell table:style-name="C6">
            <text:p text:style-name="P0"><text:span text:style-name="T3">null</text:span></text:p>
          </table:table-cell>
          <table:table-cell table:style-name="C6">
            <text:p text:style-name="P0"><text:span text:style-name="T3">null</text:span></text:p>
          </table:table-cell>
          <table:table-cell table:style-name="C6" table:number-columns-spanned="3">
            <text:p text:style-name="P0"><text:span text:style-name="T3">null</text:span></text:p>
          </table:table-cell>
          <table:table-cell table:style-name="C6"/>
          <table:table-cell table:style-name="C6"/>
          <table:table-cell table:style-name="C6" table:number-columns-spanned="3">
            <text:p text:style-name="P0"><text:span text:style-name="T3">null</text:span></text:p>
          </table:table-cell>
          <table:table-cell table:style-name="C6"/>
          <table:table-cell table:style-name="C6"/>
        </table:table-row>
        <table:table-row table:style-name="TR1">
          <table:table-cell table:style-name="C7" table:number-columns-spanned="17">
            <text:p/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</table:table-row>
      </table:table>
      <table:named-expressions>
        <table:named-range table:name="JR_PAGE_ANCHOR_0_1" table:base-cell-address="$'relatorioMedicamentosPorBovino'.$A$1" table:cell-range-address="$'relatorioMedicamentosPorBovino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